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standard" style:list-style-name="L1">
      <style:graphic-properties draw:fill="solid" draw:fill-color="#cfe7f5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4" style:family="graphic" style:parent-style-name="standard" style:list-style-name="L1">
      <style:graphic-properties draw:fill="solid" draw:fill-color="#e0f0cc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5" style:family="graphic" style:parent-style-name="objectwithoutfill">
      <style:graphic-properties draw:stroke="dash" draw:stroke-dash="Fine_20_Dashed" svg:stroke-width="0.051cm" svg:stroke-color="#000000" draw:marker-start-width="0.276cm" draw:marker-end="Arrowheads_20_2" draw:marker-end-width="0.482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1cm" draw:marker-start-width="0.276cm" draw:marker-end="Arrowheads_20_2" draw:marker-end-width="0.482cm" draw:fill="none" draw:textarea-vertical-align="middle" fo:padding-top="0.15cm" fo:padding-bottom="0.15cm" fo:padding-left="0.275cm" fo:padding-right="0.275cm"/>
    </style:style>
    <style:style style:name="gr8" style:family="graphic" style:parent-style-name="standard" style:list-style-name="L1">
      <style:graphic-properties draw:fill="solid" draw:fill-color="#e0f0cc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9" style:family="graphic" style:parent-style-name="standard" style:list-style-name="L1">
      <style:graphic-properties draw:fill="solid" draw:fill-color="#e0f0cc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0" style:family="graphic" style:parent-style-name="standard" style:list-style-name="L1">
      <style:graphic-properties draw:fill="solid" draw:fill-color="#e0f0cc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1" style:family="graphic" style:parent-style-name="standard">
      <style:graphic-properties draw:stroke="dash" draw:stroke-dash="Fine_20_Dashed" svg:stroke-width="0.051cm" svg:stroke-color="#000000" draw:marker-start-width="0.276cm" draw:marker-end="Arrowheads_20_2" draw:marker-end-width="0.482cm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solid" draw:stroke-dash="Fine_20_Dashed" svg:stroke-width="0.051cm" svg:stroke-color="#000000" draw:marker-start-width="0.276cm" draw:marker-end="Triangle_20_unfilled" draw:marker-end-width="0.482cm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Fine_20_Dashed"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4" style:family="graphic" style:parent-style-name="standard" style:list-style-name="L1">
      <style:graphic-properties draw:fill="solid" draw:fill-color="#e6e6e6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5" style:family="graphic" style:parent-style-name="standard" style:list-style-name="L1">
      <style:graphic-properties draw:fill="solid" draw:fill-color="#e6e6e6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6" style:family="graphic" style:parent-style-name="standard" style:list-style-name="L1">
      <style:graphic-properties draw:fill="solid" draw:fill-color="#e6e6e6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7" style:family="graphic" style:parent-style-name="objectwithoutfill">
      <style:graphic-properties draw:stroke="dash" draw:stroke-dash="Fine_20_Dashed" svg:stroke-width="0.051cm" svg:stroke-color="#000000" draw:marker-start-width="0.276cm" draw:marker-end="Triangle_20_unfilled" draw:marker-end-width="0.482cm" draw:fill="none" draw:textarea-vertical-align="middle" fo:padding-top="0.15cm" fo:padding-bottom="0.15cm" fo:padding-left="0.275cm" fo:padding-right="0.275cm"/>
    </style:style>
    <style:style style:name="gr18" style:family="graphic" style:parent-style-name="standard" style:list-style-name="L1">
      <style:graphic-properties draw:fill="solid" draw:fill-color="#e6e6e6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9" style:family="graphic" style:parent-style-name="standard">
      <style:graphic-properties draw:stroke="dash" draw:stroke-dash="Fine_20_Dashed" svg:stroke-width="0cm" svg:stroke-color="#4c4c4c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svg:stroke-width="0.051cm" svg:stroke-color="#000000" draw:marker-start-width="0.276cm" draw:marker-end="Arrowheads_20_2" draw:marker-end-width="0.482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4cm" fo:min-width="0cm"/>
    </style:style>
    <style:style style:name="gr23" style:family="graphic" style:parent-style-name="standard">
      <style:graphic-properties svg:stroke-color="#0066cc" svg:stroke-linecap="round" draw:fill="solid" draw:fill-color="#cfe7f5" draw:textarea-horizontal-align="justify" draw:textarea-vertical-align="middle" draw:auto-grow-height="false"/>
    </style:style>
    <style:style style:name="gr24" style:family="graphic" style:parent-style-name="standard">
      <style:graphic-properties svg:stroke-color="#0066cc" draw:fill="solid" draw:fill-color="#e0f0cc" draw:textarea-horizontal-align="justify" draw:textarea-vertical-align="middle" draw:auto-grow-height="false"/>
    </style:style>
    <style:style style:name="gr25" style:family="graphic" style:parent-style-name="standard">
      <style:graphic-properties svg:stroke-color="#0066cc" draw:fill="solid" draw:fill-color="#e6e6e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ourier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text-align="center"/>
      <style:text-properties fo:color="#999999" style:font-name="Century Schoolbook L" fo:font-size="10pt" style:font-size-asian="10pt" style:font-size-complex="10pt"/>
    </style:style>
    <style:style style:name="P5" style:family="paragraph">
      <style:text-properties style:font-name="Century Schoolbook L"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ourier1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Courier1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999999" style:font-name="Century Schoolbook L" fo:font-size="10pt" style:font-size-asian="10pt" style:font-size-complex="10pt"/>
    </style:style>
    <style:style style:name="T4" style:family="text">
      <style:text-properties style:font-name="Century Schoolbook L"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color="#000080" style:font-name="Courier1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033cm" svg:y1="4.245cm" svg:x2="3.461cm" svg:y2="4.245cm">
          <text:p/>
        </draw:line>
        <draw:polygon draw:style-name="gr2" draw:text-style-name="P1" draw:layer="layout" svg:width="0cm" svg:height="0cm" svg:x="19.66cm" svg:y="20.681cm" svg:viewBox="0 0 0 0" draw:points="0,0">
          <text:p/>
        </draw:polygon>
        <draw:custom-shape draw:style-name="gr3" draw:text-style-name="P3" xml:id="id8" draw:id="id8" draw:layer="layout" svg:width="5.791cm" svg:height="1.295cm" svg:x="0.538cm" svg:y="0.468cm">
          <text:p text:style-name="P2"><text:span text:style-name="T1">&lt;class 'type'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9" draw:id="id9" draw:layer="layout" svg:width="5.784cm" svg:height="1.291cm" svg:x="10.097cm" svg:y="0.489cm">
          <text:p text:style-name="P2"><text:span text:style-name="T1">&lt;class 'object'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line-skew="0.711cm" svg:x1="2.669cm" svg:y1="1.769cm" svg:x2="1.45cm" svg:y2="1.769cm" draw:start-shape="id1" draw:start-glue-point="2" draw:end-shape="id2" draw:end-glue-point="2" svg:d="M2669 1769v1211h-1219v-1211" svg:viewBox="0 0 1220 1212">
          <text:p/>
        </draw:connector>
        <draw:custom-shape draw:style-name="gr6" draw:text-style-name="P1" xml:id="id3" draw:id="id3" draw:layer="layout" svg:width="0.508cm" svg:height="0.508cm" svg:x="5.804cm" svg:y="0.6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0.508cm" svg:height="0.508cm" svg:x="5.804cm" svg:y="1.2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0.508cm" svg:height="0.508cm" svg:x="10.104cm" svg:y="0.6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0.508cm" svg:height="0.508cm" svg:x="10.104cm" svg:y="1.218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6.312cm" svg:y1="0.872cm" svg:x2="10.104cm" svg:y2="0.872cm" draw:start-shape="id3" draw:start-glue-point="1" draw:end-shape="id4" draw:end-glue-point="3" svg:d="M6312 872h3792" svg:viewBox="0 0 3793 1">
          <text:p/>
        </draw:connector>
        <draw:connector draw:style-name="gr5" draw:text-style-name="P1" draw:layer="layout" svg:x1="10.104cm" svg:y1="1.472cm" svg:x2="6.312cm" svg:y2="1.472cm" draw:start-shape="id5" draw:start-glue-point="3" draw:end-shape="id6" draw:end-glue-point="1" svg:d="M10104 1472h-3792" svg:viewBox="0 0 3793 1">
          <text:p/>
        </draw:connector>
        <draw:custom-shape draw:style-name="gr6" draw:text-style-name="P1" xml:id="id2" draw:id="id2" draw:layer="layout" svg:width="0.508cm" svg:height="0.508cm" svg:x="1.196cm" svg:y="1.2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" draw:id="id1" draw:layer="layout" svg:width="0.508cm" svg:height="0.508cm" svg:x="2.415cm" svg:y="1.2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xml:id="id14" draw:id="id14" draw:layer="layout" svg:width="5.784cm" svg:height="1.291cm" svg:x="10.099cm" svg:y="3.591cm">
          <text:p text:style-name="P2"><text:span text:style-name="T1">&lt;class 'int'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7" draw:id="id7" draw:layer="layout" svg:width="5.784cm" svg:height="1.291cm" svg:x="10.101cm" svg:y="9.793cm">
          <text:p text:style-name="P2"><text:span text:style-name="T1">&lt;class 'list'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12" draw:id="id12" draw:layer="layout" svg:width="5.784cm" svg:height="1.291cm" svg:x="10.103cm" svg:y="6.695cm">
          <text:p text:style-name="P2"><text:span text:style-name="T2">&lt;class 'module'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10.101cm" svg:y1="10.438cm" svg:x2="3.433cm" svg:y2="1.763cm" draw:start-shape="id7" draw:start-glue-point="3" draw:end-shape="id8" draw:end-glue-point="2" svg:d="M10101 10438h-6668v-8675" svg:viewBox="0 0 6669 8676">
          <text:p/>
        </draw:connector>
        <draw:line draw:style-name="gr1" draw:text-style-name="P1" draw:layer="layout" svg:x1="10.033cm" svg:y1="7.345cm" svg:x2="3.461cm" svg:y2="7.345cm">
          <text:p/>
        </draw:line>
        <draw:connector draw:style-name="gr12" draw:text-style-name="P1" draw:layer="layout" draw:line-skew="1.025cm" svg:x1="15.885cm" svg:y1="10.438cm" svg:x2="15.881cm" svg:y2="1.134cm" draw:start-shape="id7" draw:start-glue-point="1" draw:end-shape="id9" draw:end-glue-point="1" svg:d="M15885 10438h1730v-9304h-1734" svg:viewBox="0 0 1735 9305">
          <text:p/>
        </draw:connector>
        <draw:line draw:style-name="gr13" draw:text-style-name="P1" draw:layer="layout" svg:x1="15.875cm" svg:y1="4.272cm" svg:x2="17.615cm" svg:y2="4.272cm">
          <text:p/>
        </draw:line>
        <draw:line draw:style-name="gr13" draw:text-style-name="P1" draw:layer="layout" svg:x1="15.875cm" svg:y1="7.372cm" svg:x2="17.616cm" svg:y2="7.372cm">
          <text:p/>
        </draw:line>
        <draw:custom-shape draw:style-name="gr14" draw:text-style-name="P3" xml:id="id13" draw:id="id13" draw:layer="layout" svg:width="5.784cm" svg:height="1.291cm" svg:x="20.501cm" svg:y="3.593cm">
          <text:p text:style-name="P2"><text:span text:style-name="T1">20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11" draw:id="id11" draw:layer="layout" svg:width="5.784cm" svg:height="1.291cm" svg:x="20.505cm" svg:y="6.697cm">
          <text:p text:style-name="P2"><text:span text:style-name="T1">sy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10" draw:id="id10" draw:layer="layout" svg:width="5.784cm" svg:height="1.291cm" svg:x="20.507cm" svg:y="9.799cm">
          <text:p text:style-name="P2"><text:span text:style-name="T1">[1, 'one'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line-skew="0.298cm" svg:x1="23.399cm" svg:y1="11.09cm" svg:x2="12.993cm" svg:y2="11.084cm" draw:start-shape="id10" draw:start-glue-point="2" draw:end-shape="id7" draw:end-glue-point="2" svg:d="M23399 11090v1002h-10406v-1008" svg:viewBox="0 0 10407 1009">
          <text:p/>
        </draw:connector>
        <draw:connector draw:style-name="gr17" draw:text-style-name="P1" draw:layer="layout" draw:line-skew="0.379cm" svg:x1="23.397cm" svg:y1="7.988cm" svg:x2="12.995cm" svg:y2="7.986cm" draw:start-shape="id11" draw:start-glue-point="2" draw:end-shape="id12" svg:d="M23397 7988v1083h-10402v-1085" svg:viewBox="0 0 10403 1086">
          <text:p/>
        </draw:connector>
        <draw:connector draw:style-name="gr17" draw:text-style-name="P1" draw:layer="layout" draw:line-skew="0.408cm" svg:x1="23.393cm" svg:y1="4.884cm" svg:x2="12.991cm" svg:y2="4.882cm" draw:start-shape="id13" draw:start-glue-point="2" draw:end-shape="id14" draw:end-glue-point="2" svg:d="M23393 4884v1112h-10402v-1114" svg:viewBox="0 0 10403 1115">
          <text:p/>
        </draw:connector>
        <draw:custom-shape draw:style-name="gr18" draw:text-style-name="P3" xml:id="id15" draw:id="id15" draw:layer="layout" svg:width="5.784cm" svg:height="1.291cm" svg:x="20.499cm" svg:y="0.491cm">
          <text:p text:style-name="P2"><text:span text:style-name="T1">object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line-skew="0.435cm" svg:x1="23.391cm" svg:y1="1.782cm" svg:x2="15.052cm" svg:y2="1.795cm" draw:start-shape="id15" draw:start-glue-point="2" draw:end-shape="id16" draw:end-glue-point="2" svg:d="M23391 1782v1139h-8339v-1126" svg:viewBox="0 0 8340 1140">
          <text:p/>
        </draw:connector>
        <draw:custom-shape draw:style-name="gr6" draw:text-style-name="P1" draw:layer="layout" svg:width="0.508cm" svg:height="0.508cm" svg:x="3.897cm" svg:y="1.2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508cm" svg:x="5.216cm" svg:y="1.2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508cm" svg:x="11.004cm" svg:y="8.8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7" draw:id="id17" draw:layer="layout" svg:width="0.508cm" svg:height="0.508cm" svg:x="5.716cm" svg:y="1.2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8" draw:id="id18" draw:layer="layout" svg:width="0.508cm" svg:height="0.508cm" svg:x="10.116cm" svg:y="1.261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draw:line-skew="0.646cm" svg:x1="5.97cm" svg:y1="1.769cm" svg:x2="10.37cm" svg:y2="1.769cm" draw:start-shape="id17" draw:start-glue-point="2" draw:end-shape="id18" draw:end-glue-point="2" svg:d="M5970 1769c0 1719 4400 1719 4400 0" svg:viewBox="0 0 4401 1290">
          <text:p/>
        </draw:connector>
        <draw:custom-shape draw:style-name="gr19" draw:text-style-name="P4" draw:layer="layout" svg:width="0.577cm" svg:height="0.527cm" svg:x="7.271cm" svg:y="2.457cm">
          <text:p text:style-name="P1"><text:span text:style-name="T3">1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0.577cm" svg:height="0.527cm" svg:x="1.771cm" svg:y="2.357cm">
          <text:p text:style-name="P1"><text:span text:style-name="T3">1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9" draw:id="id19" draw:layer="layout" svg:width="0.508cm" svg:height="0.508cm" svg:x="12.017cm" svg:y="1.28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" xml:id="id20" draw:id="id20" draw:layer="layout" svg:width="0.508cm" svg:height="0.508cm" svg:x="10.698cm" svg:y="1.287cm">
          <text:p/>
          <draw:enhanced-geometry svg:viewBox="0 0 21600 21600" draw:mirror-horizontal="true" draw:type="rectangle" draw:enhanced-path="M 0 0 L 21600 0 21600 21600 0 21600 0 0 Z N"/>
        </draw:custom-shape>
        <draw:connector draw:style-name="gr20" draw:text-style-name="P1" draw:layer="layout" draw:line-skew="0.652cm" svg:x1="12.271cm" svg:y1="1.795cm" svg:x2="10.952cm" svg:y2="1.795cm" draw:start-shape="id19" draw:start-glue-point="2" draw:end-shape="id20" draw:end-glue-point="2" svg:d="M12271 1795v1152h-1319v-1152" svg:viewBox="0 0 1320 1153">
          <text:p/>
        </draw:connector>
        <draw:custom-shape draw:style-name="gr6" draw:text-style-name="P1" xml:id="id16" draw:id="id16" draw:layer="layout" svg:width="0.508cm" svg:height="0.508cm" svg:x="14.798cm" svg:y="1.287cm">
          <text:p/>
          <draw:enhanced-geometry svg:viewBox="0 0 21600 21600" draw:mirror-horizontal="true" draw:type="rectangle" draw:enhanced-path="M 0 0 L 21600 0 21600 21600 0 21600 0 0 Z N"/>
        </draw:custom-shape>
        <draw:connector draw:style-name="gr5" draw:text-style-name="P1" draw:layer="layout" draw:line-skew="0.711cm" svg:x1="14.27cm" svg:y1="1.783cm" svg:x2="13.051cm" svg:y2="1.783cm" draw:start-shape="id21" draw:start-glue-point="2" draw:end-shape="id22" draw:end-glue-point="2" svg:d="M14270 1783v1211h-1219v-1211" svg:viewBox="0 0 1220 1212">
          <text:p/>
        </draw:connector>
        <draw:custom-shape draw:style-name="gr6" draw:text-style-name="P1" xml:id="id22" draw:id="id22" draw:layer="layout" svg:width="0.508cm" svg:height="0.508cm" svg:x="12.797cm" svg:y="1.2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21" draw:id="id21" draw:layer="layout" svg:width="0.508cm" svg:height="0.508cm" svg:x="14.016cm" svg:y="1.2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0.577cm" svg:height="0.527cm" svg:x="13.372cm" svg:y="2.371cm">
          <text:p text:style-name="P1"><text:span text:style-name="T3">2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0.577cm" svg:height="0.527cm" svg:x="8.672cm" svg:y="1.571cm">
          <text:p text:style-name="P1"><text:span text:style-name="T3">2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5" draw:layer="layout" svg:width="4.008cm" svg:height="0.844cm" svg:x="0.894cm" svg:y="12.757cm">
          <draw:text-box>
            <text:p><text:span text:style-name="T4">subclass of </text:span><text:span text:style-name="T5">type</text:span></text:p>
          </draw:text-box>
        </draw:frame>
        <draw:frame draw:style-name="gr22" draw:text-style-name="P5" draw:layer="layout" svg:width="9.3cm" svg:height="0.844cm" svg:x="8.695cm" svg:y="12.757cm">
          <draw:text-box>
            <text:p><text:span text:style-name="T4">instance of </text:span><text:span text:style-name="T5">type</text:span><text:span text:style-name="T4"> but not subclass of </text:span><text:span text:style-name="T5">type</text:span></text:p>
          </draw:text-box>
        </draw:frame>
        <draw:frame draw:style-name="gr22" draw:text-style-name="P5" draw:layer="layout" svg:width="4.905cm" svg:height="0.844cm" svg:x="21.695cm" svg:y="12.757cm">
          <draw:text-box>
            <text:p><text:span text:style-name="T4">not instance of </text:span><text:span text:style-name="T5">type</text:span></text:p>
          </draw:text-box>
        </draw:frame>
        <draw:custom-shape draw:style-name="gr23" draw:text-style-name="P1" draw:layer="layout" svg:width="0.508cm" svg:height="0.508cm" svg:x="0.45cm" svg:y="12.92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508cm" svg:height="0.508cm" svg:x="8.2cm" svg:y="12.92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08cm" svg:height="0.508cm" svg:x="21.275cm" svg:y="12.9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23" draw:id="id23" draw:layer="layout" svg:width="0.508cm" svg:height="0.508cm" svg:x="3.898cm" svg:y="1.2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24" draw:id="id24" draw:layer="layout" svg:width="0.508cm" svg:height="0.508cm" svg:x="5.217cm" svg:y="1.274cm">
          <text:p/>
          <draw:enhanced-geometry svg:viewBox="0 0 21600 21600" draw:type="rectangle" draw:enhanced-path="M 0 0 L 21600 0 21600 21600 0 21600 0 0 Z N"/>
        </draw:custom-shape>
        <draw:connector draw:style-name="gr20" draw:text-style-name="P1" draw:layer="layout" draw:line-skew="0.652cm" svg:x1="4.152cm" svg:y1="1.782cm" svg:x2="5.471cm" svg:y2="1.782cm" draw:start-shape="id23" draw:start-glue-point="2" draw:end-shape="id24" draw:end-glue-point="2" svg:d="M4152 1782v1152h1319v-1152" svg:viewBox="0 0 1320 11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3000 3000" svg:d="M1500 0l1500 3000h-3000zM1500 447l-1176 2353h2353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102cm" draw:shadow-offset-y="0.102cm" draw:shadow-color="#ccccc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924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o Buttu</meta:initial-creator>
    <meta:creation-date>2015-03-28T17:15:54.718047606</meta:creation-date>
    <dc:date>2015-04-16T00:09:33.907591007</dc:date>
    <dc:creator>Marco Buttu</dc:creator>
    <meta:editing-duration>PT3H53M58S</meta:editing-duration>
    <meta:editing-cycles>52</meta:editing-cycles>
    <meta:generator>LibreOffice/4.2.6.3$Linux_X86_64 LibreOffice_project/420m0$Build-3</meta:generator>
    <meta:document-statistic meta:object-count="55"/>
  </office:meta>
</office:document-meta>
</file>